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3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age:</text:p>
      <text:p text:style-name="P4"/>
      <text:p text:style-name="P3">Import -</text:p>
      <text:list xml:id="list1082289130" text:style-name="L3">
        <text:list-item>
          <text:p text:style-name="P5">Netbeans</text:p>
          <text:p text:style-name="P5">The program is implemented in netbeans, so it should be as easy as opening a project and select</text:p>
          <text:p text:style-name="P5">this project. To start the program, click the green triangle thingie.</text:p>
        </text:list-item>
        <text:list-item>
          <text:p text:style-name="P5">Eclipse</text:p>
          <text:p text:style-name="P5">Here you have to make a new java project, in the project wizard, select import -&gt; general -&gt; file system -&gt; next. Then select the base folder of this project in the form from directory, then click finish. To start the program, click the green triangle thingie.</text:p>
        </text:list-item>
        <text:list-item>
          <text:p text:style-name="P5">Git</text:p>
          <text:p text:style-name="P5">If none above works, or if you really enjoy git, then you can just clone the project from github using this URL: git://github.com/haavakno/INF3110_Mandatory1.git</text:p>
        </text:list-item>
      </text:list>
      <text:p text:style-name="P3"/>
      <text:p text:style-name="P3">Run:</text:p>
      <text:p text:style-name="P4">When you run the program: Each test case given in the assignment text are evaluated and printed.</text:p>
      <text:p text:style-name="P3"/>
      <text:p text:style-name="P3">Implementation:</text:p>
      <text:p text:style-name="Standard"/>
      <text:p text:style-name="P3">PrettyPrint:</text:p>
      <text:p text:style-name="Standard">Each class implements the interface Handler, which extends the interface IprettyPrint. IprettyPrint contains two methods</text:p>
      <text:list xml:id="list2017704903" text:style-name="L2">
        <text:list-item>
          <text:p text:style-name="P2">prettyPrint – if the object hasn't been printed, prints an object using the objects toString method and calls the prettyPrints setPrinted.</text:p>
        </text:list-item>
        <text:list-item>
          <text:p text:style-name="P2">SetPrinted – Flips a boolean value 'printed' so that it wont be printed again.</text:p>
        </text:list-item>
      </text:list>
      <text:p text:style-name="Standard">Each object implementing this interface must add a boolean variable used in the setPrint and prettyPrint methods.</text:p>
      <text:p text:style-name="Standard"/>
      <text:p text:style-name="P3">The boolean value:</text:p>
      <text:p text:style-name="Standard">The boolean values used in this implementation is either 1 for true or 0 for false.</text:p>
      <text:p text:style-name="Standard"/>
      <text:p text:style-name="P3">Enums:</text:p>
      <text:p text:style-name="Standard">Directions and Operators are implemented as enums.</text:p>
      <text:p text:style-name="Standard"/>
      <text:p text:style-name="P3">Interpretation of Robol:</text:p>
      <text:p text:style-name="Standard">The assignment is implemented such that each Robol Object interprets itself and calling other classes methods as needed. Like a Left statements interpreter calls the Robots moveLeft method with the number stored in the statement as parameter. Each interpreter() of the subclasses of a statement calls the parent/super' interpreter. The abstract statements interpreter() prints out the current statement with the prettyPrint method.</text:p>
      <text:p text:style-name="Standard"/>
      <text:p text:style-name="P3">Other designs:</text:p>
      <text:p text:style-name="Standard"/>
      <text:p text:style-name="Standard">class Position: A Robol position, contains an x and y coordinate representing a legal coordinate inside a <text:tab/>grid and a direction.</text:p>
      <text:p text:style-name="Standard"/>
      <text:p text:style-name="Standard">Class StatementList: Wrapper to hold multiple statements, the interpreter() interprets each statement int <text:tab/>that list.</text:p>
      <text:p text:style-name="Standard"><text:soft-page-break/></text:p>
      <text:p text:style-name="Standard">Storing of variable declarations: Variable declarations are stored in a hashmap, where the identifier is </text:p>
      <text:p text:style-name="Standard"><text:tab/>the key, and the variable declaration is the value. Since there only is one scope, I didn't think </text:p>
      <text:p text:style-name="Standard"><text:tab/>much about static or dynamic scoping.</text:p>
      <text:p text:style-name="Standard"/>
      <text:p text:style-name="Standard">Exceptions and error handling: I've added some exceptions which will throw RuntimeExpections, but</text:p>
      <text:p text:style-name="Standard"><text:tab/>there's room for a lot more error handling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escription of the implementation of the Robol language</text:p>
      <text:p text:style-name="Standard"/>
      <text:p text:style-name="Standard">Program – The program takes a robot and grid as parameters to its constructor. It has three methods:</text:p>
      <text:list xml:id="list910481736" text:style-name="L1">
        <text:list-item>
          <text:p text:style-name="P1">addStatement – adds a statement to the robot.</text:p>
        </text:list-item>
        <text:list-item>
          <text:p text:style-name="P1">AddVarDecl <text:s text:c="2"/>- adds a variable declaration to the robot.</text:p>
        </text:list-item>
        <text:list-item>
          <text:p text:style-name="P1">Interpreter <text:s text:c="5"/>- interprets the robot.</text:p>
        </text:list-item>
      </text:list>
      <text:p text:style-name="Standard"/>
      <text:p text:style-name="Standard">Grid – The grid takes a size as parameter to its constructor. Its only used to check if the robot is out of bounds and to print out the grid when the robot stops.</text:p>
      <text:p text:style-name="Standard"/>
      <text:p text:style-name="Standard">Size – Is just a container with two Numbers, used as a grids size.</text:p>
      <text:p text:style-name="Standard"/>
      <text:p text:style-name="Standard">X_/Y_Bound – Represented as two Numbers inside a Size object.</text:p>
      <text:p text:style-name="Standard"/>
      <text:p text:style-name="Standard">Robot – Contains two lists, one with variable declarations and one with statements and methods for each of the robots actions descriped in the assignment text. </text:p>
      <text:p text:style-name="Standard"/>
      <text:p text:style-name="Standard">Statement – An abstract class, parent for all statements, it contains the programs robot, so that each substatement can call the robots actions and the interpreter only prints out the current statement.</text:p>
      <text:p text:style-name="Standard"/>
      <text:p text:style-name="Standard">Start – Calls the robots setStartPosition.</text:p>
      <text:p text:style-name="Standard"/>
      <text:p text:style-name="Standard">Stop – Calls the robots stop method which will print out the robots position and print out the grid.</text:p>
      <text:p text:style-name="Standard"/>
      <text:p text:style-name="Standard">Move – Abstart super class of Left, Right, Forward. It constans the getValue() method which returns</text:p>
      <text:p text:style-name="Standard">t<text:tab/>the value of this statement as an integer. The interpreter only prints out this statement while </text:p>
      <text:p text:style-name="Standard"><text:tab/>each subclass' interpreter calls the super class' interpreter and also the Robots respective </text:p>
      <text:p text:style-name="Standard"><text:tab/>movement action (eg. MoveForward, moveLeft etc). <text:s/></text:p>
      <text:p text:style-name="Standard"/>
      <text:p text:style-name="Standard">PenUp – Calls the robots penUp method which sets a boolean value (penDown) in the robot to false.</text:p>
      <text:p text:style-name="Standard"/>
      <text:p text:style-name="Standard"><text:soft-page-break/>PenDown – Same as PenUp except the boolean value is set to true.</text:p>
      <text:p text:style-name="Standard"/>
      <text:p text:style-name="Standard">Assignment – Contains an expression and an identifier. The interpreter method sets the identifiers</text:p>
      <text:p text:style-name="Standard"><text:s/><text:tab/>expression to be the expression stored inside the assignment.</text:p>
      <text:p text:style-name="Standard"/>
      <text:p text:style-name="Standard"><text:s/>IfThenElse – Contains a boolean expression and 1 or 2 StatementLists, ifStatements and <text:tab/>elseStatements. The interpreter first evaluates boolean expression, depending on the value and</text:p>
      <text:p text:style-name="Standard"><text:tab/>if the object has an else statement list, the if/else statement list are interpreted.</text:p>
      <text:p text:style-name="Standard"/>
      <text:p text:style-name="Standard">While – Contains a boolean expression and a StatementList. The interpreter evaluates the boolean <text:tab/>expression, while the expression evaluates to true, the StatementList is interpreted.</text:p>
      <text:p text:style-name="Standard"/>
      <text:p text:style-name="Standard">Direction – Implemented as an enum with values: LEFT, RIGHT, UP, DOWN.</text:p>
      <text:p text:style-name="Standard"/>
      <text:p text:style-name="Standard">VarDecl – Contains an expression and an identifier. It has a method setExpression which makes the <text:tab/>identifier point at a new expression. Whenever this method is called, the identifiers boolean <text:tab/>variable 'evaluated' is set to false. The new expression also needs to be interpreted incase the </text:p>
      <text:p text:style-name="Standard"><text:tab/>expression itself contains a reference to the identifier in this variable declaration. If not, the </text:p>
      <text:p text:style-name="Standard"><text:tab/>identifier in the expression will use the new expression of the identifier when evaluated, while</text:p>
      <text:p text:style-name="Standard"><text:tab/>the old value is the one to be used. <text:s/>The interpreter only prints out the variable declaration.</text:p>
      <text:p text:style-name="Standard"/>
      <text:p text:style-name="Standard">Expression – Super class of all expressions. Contains a boolean variable 'evaluated' which tells if the </text:p>
      <text:p text:style-name="Standard"><text:tab/>expression has been evaluated or not. An expression needs to be evaluated to be able to get the </text:p>
      <text:p text:style-name="Standard"><text:tab/>value of the expression, but if it already has been evaluated, the already evaluated value can be </text:p>
      <text:p text:style-name="Standard"><text:tab/>returned. When assigning a new expression to an identifier, this boolean variable needs to be </text:p>
      <text:p text:style-name="Standard"><text:tab/>reset incase the identifiers already has been evaluated. Another major thing about the<text:tab/>expressions is that its interpreter method doesn't print the expression.</text:p>
      <text:p text:style-name="Standard"/>
      <text:p text:style-name="Standard">Identifier – Contains an unique string, the identifiers name, when the value of the identifier is <text:tab/>requested, its value is extracted from the Robots GlobalVariableDeclarations, if the identifier </text:p>
      <text:p text:style-name="Standard"><text:tab/>hasn't been declared, an error is thrown.</text:p>
      <text:p text:style-name="Standard"/>
      <text:p text:style-name="Standard">Number – Contains an integer.</text:p>
      <text:p text:style-name="Standard"/>
      <text:p text:style-name="Standard">PlusExpression – Contains two expressions and an operator, when requesting its value for the first time,</text:p>
      <text:p text:style-name="Standard"><text:tab/>the expression is interpreted. First the two expressions are interpreted, then depending on the <text:tab/>operator the value variable is set to be the result of the evaluated expression and that operater.</text:p>
      <text:p text:style-name="Standard"/>
      <text:p text:style-name="Standard">(exp) – Not implemented, didn't see it before I started writing this text. It is probably used for <text:tab/>precedens, but that doesn't seem very useful in this implementation, if you want precedents, you <text:tab/>just have to construct the PlusExpression in the correct way.</text:p>
      <text:p text:style-name="Standard"/>
      <text:p text:style-name="Standard">BooleanExpression – Contains two expressions and an relation operator. When evaluated for the first </text:p>
      <text:p text:style-name="Standard"><text:tab/>time, the two expressions are evaluated before the expressions value is set by using the operator</text:p>
      <text:p text:style-name="Standard"><text:tab/>on the two expressions. If the expressions is true, the value is set to 1, else the value is set to 0.</text:p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åvard Noren</meta:initial-creator>
    <meta:creation-date>2012-10-15T19:39:18</meta:creation-date>
    <meta:document-statistic meta:table-count="0" meta:image-count="0" meta:object-count="0" meta:page-count="3" meta:paragraph-count="74" meta:word-count="1129" meta:character-count="7005"/>
    <dc:date>2012-10-15T20:46:59</dc:date>
    <dc:creator>Håvard Noren</dc:creator>
    <meta:editing-duration>PT00H04M49S</meta:editing-duration>
    <meta:editing-cycles>1</meta:editing-cycles>
    <meta:generator>OpenOffice.org/3.1$Unix OpenOffice.org_project/310m19$Build-9420</meta:generator>
  </office:meta>
</office:document-meta>
</file>